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</office:automatic-styles>
  <office:body>
    <office:spreadsheet>
      <table:table>
        <table:table-column table:default-cell-style-name="Default"/>
        <table:table-row>
          <table:table-cell office:value-type="string" office:string-value="prehled">
            <text:p>prehled</text:p>
          </table:table-cell>
        </table:table-row>
        <table:table-row>
          <table:table-cell office:value-type="string" office:string-value="income">
            <text:p>income</text:p>
          </table:table-cell>
        </table:table-row>
        <table:table-row table:number-rows-repeated="1">
          <table:table-cell office:value-type="string" office:string-value="expense">
            <text:p>expense</text:p>
          </table:table-cell>
        </table:table-row>
      </table:table>
      <table:table table:name="2017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21000.0">
            <text:p>21 00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20000.0">
            <text:p>20 000</text:p>
          </table:table-cell>
          <table:table-cell table:number-columns-repeated="8"/>
        </table:table-row>
        <table:table-row>
          <table:table-cell office:value-type="string" office:string-value="suma">
            <text:p>suma</text:p>
          </table:table-cell>
          <table:table-cell office:value-type="float" office:value="1000.0">
            <text:p>1 000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type">
            <text:p>type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1">
            <text:p>1</text:p>
          </table:table-cell>
          <table:table-cell office:value-type="float" office:value="21000">
            <text:p>21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0">
            <text:p>2017-05-10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1">
            <text:p>1</text:p>
          </table:table-cell>
          <table:table-cell office:value-type="float" office:value="20000">
            <text:p>20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0">
            <text:p>2017-05-10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